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01cm"/>
    </style:style>
    <style:style style:name="gr4" style:family="graphic" style:parent-style-name="standard">
      <style:graphic-properties draw:stroke="none" svg:stroke-color="#000000" draw:fill="none" draw:fill-color="#ffffff" fo:min-height="0.661cm"/>
    </style:style>
    <style:style style:name="gr5" style:family="graphic" style:parent-style-name="standard">
      <style:graphic-properties draw:stroke="none" svg:stroke-color="#000000" draw:fill="none" draw:fill-color="#ffffff" fo:min-height="0.583cm"/>
    </style:style>
    <style:style style:name="gr6" style:family="graphic" style:parent-style-name="standard">
      <style:graphic-properties draw:stroke="none" svg:stroke-color="#000000" draw:fill="none" draw:fill-color="#ffffff" fo:min-height="0.778cm"/>
    </style:style>
    <style:style style:name="gr7" style:family="graphic" style:parent-style-name="standard">
      <style:graphic-properties draw:stroke="none" svg:stroke-color="#000000" draw:fill="none" draw:fill-color="#ffffff" fo:min-height="0.54cm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start"/>
      <style:text-properties fo:font-size="10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text-position="super 58%"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3.939cm" svg:height="4.03cm" svg:x="12.936cm" svg:y="4.175cm">
          <text:p text:style-name="P1">Main Screen</text:p>
          <text:p text:style-name="P1">- Back</text:p>
          <text:p text:style-name="P1">- Run</text:p>
          <text:p text:style-name="P1">- Mark / Unmark</text:p>
          <text:p text:style-name="P1">- 1st Uncompleted day</text:p>
          <text:p text:style-name="P1">- Help</text:p>
          <text:p text:style-name="P1">- About 5km</text:p>
          <text:p text:style-name="P1">- Exit 5k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1.653cm" svg:height="1.756cm" svg:x="13.965cm" svg:y="1cm">
          <text:p text:style-name="P2">Star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14.747cm" svg:y1="2.841cm" svg:x2="14.708cm" svg:y2="4.086cm">
          <text:p/>
        </draw:line>
        <draw:frame draw:style-name="gr3" draw:text-style-name="P3" draw:layer="layout" svg:width="7.509cm" svg:height="0.951cm" svg:x="14.903cm" svg:y="2.918cm">
          <draw:text-box>
            <text:p text:style-name="P3">Press 5 on main screen to access menu</text:p>
          </draw:text-box>
        </draw:frame>
        <draw:custom-shape draw:style-name="gr1" draw:text-style-name="P1" draw:id="id1" draw:layer="layout" svg:width="4.047cm" svg:height="1.945cm" svg:x="1.868cm" svg:y="7.977cm">
          <text:p text:style-name="P4"><text:span text:style-name="T1">Run Screen</text:span></text:p>
          <text:p text:style-name="P4"><text:span text:style-name="T1">- Press 5 / fire to exit</text:span></text:p>
          <text:p text:style-name="P4"><text:span text:style-name="T1">- Press 0 to pau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0.666cm 1.25cm" svg:x1="3.892cm" svg:y1="9.922cm" svg:x2="5.915cm" svg:y2="8.95cm" draw:start-shape="id1" draw:start-glue-point="6" draw:end-shape="id1" draw:end-glue-point="7" svg:d="m3892 9922v1167h3774v-2139h-1751">
          <text:p/>
        </draw:connector>
        <draw:frame draw:style-name="gr4" draw:text-style-name="P3" draw:layer="layout" svg:width="3.424cm" svg:height="0.911cm" svg:x="4.047cm" svg:y="10.195cm">
          <draw:text-box>
            <text:p text:style-name="P3"><text:span text:style-name="T1">0 (pause)</text:span></text:p>
          </draw:text-box>
        </draw:frame>
        <draw:connector draw:style-name="gr2" draw:text-style-name="P2" draw:layer="layout" svg:x1="12.936cm" svg:y1="6.19cm" svg:x2="3.892cm" svg:y2="7.977cm" draw:start-shape="id2" draw:end-shape="id1" draw:end-glue-point="4" svg:d="m12936 6190h-9044v1787">
          <text:p/>
        </draw:connector>
        <draw:frame draw:style-name="gr5" draw:text-style-name="P3" draw:layer="layout" svg:width="2.84cm" svg:height="0.833cm" svg:x="4.008cm" svg:y="5.409cm">
          <draw:text-box>
            <text:p text:style-name="P3"><text:span text:style-name="T1">Run</text:span></text:p>
          </draw:text-box>
        </draw:frame>
        <draw:line draw:style-name="gr2" draw:text-style-name="P2" draw:layer="layout" svg:x1="4.864cm" svg:y1="7.899cm" svg:x2="12.957cm" svg:y2="4.825cm">
          <text:p/>
        </draw:line>
        <draw:frame draw:style-name="gr6" draw:text-style-name="P3" draw:layer="layout" svg:width="3.308cm" svg:height="1.028cm" svg:x="7.354cm" svg:y="7.082cm">
          <draw:text-box>
            <text:p text:style-name="P3"><text:span text:style-name="T1">5 (exit)</text:span></text:p>
          </draw:text-box>
        </draw:frame>
        <draw:custom-shape draw:style-name="gr1" draw:text-style-name="P1" draw:layer="layout" svg:width="4.046cm" svg:height="1.829cm" svg:x="1.907cm" svg:y="12.607cm">
          <text:p text:style-name="P4"><text:span text:style-name="T1">Run Completed</text:span></text:p>
          <text:p text:style-name="P4"><text:span text:style-name="T1">- Any key: main 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2.88cm" svg:y1="10cm" svg:x2="2.88cm" svg:y2="12.568cm">
          <text:p/>
        </draw:line>
        <draw:frame draw:style-name="gr7" draw:text-style-name="P3" draw:layer="layout" svg:width="3.757cm" svg:height="0.79cm" svg:x="2.958cm" svg:y="11.795cm">
          <draw:text-box>
            <text:p text:style-name="P3"><text:span text:style-name="T1">Run completed</text:span></text:p>
          </draw:text-box>
        </draw:frame>
        <draw:line draw:style-name="gr2" draw:text-style-name="P2" draw:layer="layout" svg:x1="5.445cm" svg:y1="12.43cm" svg:x2="13.065cm" svg:y2="4.81cm">
          <text:p/>
        </draw:line>
        <draw:frame draw:style-name="gr8" draw:text-style-name="P3" draw:layer="layout" svg:width="4.445cm" svg:height="0.885cm" svg:x="6.08cm" svg:y="11.545cm">
          <draw:text-box>
            <text:p text:style-name="P3"><text:span text:style-name="T1">continue</text:span></text:p>
          </draw:text-box>
        </draw:frame>
        <draw:frame draw:style-name="gr8" draw:text-style-name="P3" draw:layer="layout" svg:width="6.985cm" svg:height="0.885cm" svg:x="16.875cm" svg:y="5.195cm">
          <draw:text-box>
            <text:p text:style-name="P3"><text:span text:style-name="T1">Mark / Unmark and 1</text:span><text:span text:style-name="T2">st</text:span><text:span text:style-name="T1"> uncompleted day</text:span></text:p>
          </draw:text-box>
        </draw:frame>
        <draw:custom-shape draw:style-name="gr1" draw:text-style-name="P1" draw:id="id3" draw:layer="layout" svg:width="4.445cm" svg:height="3.175cm" svg:x="7.985cm" svg:y="13.065cm">
          <text:p text:style-name="P4"><text:span text:style-name="T1">Help Screen</text:span></text:p>
          <text:p text:style-name="P4"><text:span text:style-name="T1">- Left / 4 previous screen</text:span></text:p>
          <text:p text:style-name="P4"><text:span text:style-name="T1">- Right / 6 next screen</text:span></text:p>
          <text:p text:style-name="P4"><text:span text:style-name="T1">- Fire / 5 main 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line-skew="1.392cm 0.62cm" svg:x1="16.875cm" svg:y1="6.19cm" svg:x2="14.905cm" svg:y2="8.205cm" draw:start-shape="id2" draw:start-glue-point="7" draw:end-shape="id2" draw:end-glue-point="6" svg:d="m16875 6190h1893v3137h-3863v-1122">
          <text:p/>
        </draw:connector>
        <draw:line draw:style-name="gr2" draw:text-style-name="P2" draw:layer="layout" svg:x1="11.16cm" svg:y1="6.08cm" svg:x2="11.16cm" svg:y2="13.065cm">
          <text:p/>
        </draw:line>
        <draw:frame draw:style-name="gr8" draw:text-style-name="P3" draw:layer="layout" svg:width="1.905cm" svg:height="0.885cm" svg:x="9.89cm" svg:y="12.18cm">
          <draw:text-box>
            <text:p text:style-name="P3"><text:span text:style-name="T1">Help</text:span></text:p>
          </draw:text-box>
        </draw:frame>
        <draw:connector draw:style-name="gr2" draw:text-style-name="P2" draw:layer="layout" svg:x1="12.43cm" svg:y1="14.653cm" svg:x2="14.905cm" svg:y2="8.205cm" draw:start-shape="id3" draw:start-glue-point="7" draw:end-shape="id2" draw:end-glue-point="6" svg:d="m12430 14653h2475v-6448">
          <text:p/>
        </draw:connector>
        <draw:frame draw:style-name="gr9" draw:text-style-name="P3" draw:layer="layout" svg:width="2.54cm" svg:height="0.645cm" svg:x="12.43cm" svg:y="13.7cm">
          <draw:text-box>
            <text:p text:style-name="P3"><text:span text:style-name="T1">5 / Fire</text:span></text:p>
          </draw:text-box>
        </draw:frame>
        <draw:custom-shape draw:style-name="gr1" draw:text-style-name="P1" draw:layer="layout" svg:width="4.445cm" svg:height="3.175cm" svg:x="16.24cm" svg:y="13.065cm">
          <text:p text:style-name="P1"><text:span text:style-name="T1">About</text:span></text:p>
          <text:p text:style-name="P1"><text:span text:style-name="T1">- Any key: main screen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2" draw:layer="layout" svg:x1="15.605cm" svg:y1="7.985cm" svg:x2="18.145cm" svg:y2="13.065cm">
          <text:p/>
        </draw:line>
        <draw:line draw:style-name="gr2" draw:text-style-name="P2" draw:layer="layout" svg:x1="20.05cm" svg:y1="13.065cm" svg:x2="16.24cm" svg:y2="7.985cm">
          <text:p/>
        </draw:line>
        <draw:frame draw:style-name="gr9" draw:text-style-name="P3" draw:layer="layout" svg:width="1.905cm" svg:height="0.645cm" svg:x="15.605cm" svg:y="11.795cm">
          <draw:text-box>
            <text:p text:style-name="P3"><text:span text:style-name="T1">About</text:span></text:p>
          </draw:text-box>
        </draw:frame>
        <draw:frame draw:style-name="gr9" draw:text-style-name="P3" draw:layer="layout" svg:width="3.81cm" svg:height="0.645cm" svg:x="20.05cm" svg:y="11.785cm">
          <draw:text-box>
            <text:p text:style-name="P3"><text:span text:style-name="T1">Back</text:span></text:p>
          </draw:text-box>
        </draw:frame>
        <draw:custom-shape draw:style-name="gr1" draw:text-style-name="P2" draw:layer="layout" svg:width="2.54cm" svg:height="2.54cm" svg:x="21.32cm" svg:y="6.08cm">
          <text:p text:style-name="P2">Exi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2" draw:layer="layout" svg:x1="16.875cm" svg:y1="7.35cm" svg:x2="21.32cm" svg:y2="7.35cm">
          <text:p/>
        </draw:line>
        <draw:frame draw:style-name="gr8" draw:text-style-name="P3" draw:layer="layout" svg:width="1.905cm" svg:height="0.885cm" svg:x="16.875cm" svg:y="6.715cm">
          <draw:text-box>
            <text:p text:style-name="P3"><text:span text:style-name="T1">Ex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rian Schau</meta:initial-creator>
    <meta:creation-date>2011-05-18T20:54:06</meta:creation-date>
    <dc:date>2011-05-18T21:34:45</dc:date>
    <dc:creator>Brian Schau</dc:creator>
    <meta:editing-duration>PT00H24M19S</meta:editing-duration>
    <meta:editing-cycles>6</meta:editing-cycles>
    <meta:generator>OpenOffice.org/3.2$Linux OpenOffice.org_project/320m19$Build-9505</meta:generator>
    <meta:document-statistic meta:object-count="31"/>
  </office:meta>
</office:document-meta>
</file>